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61769" officeooo:paragraph-rsid="00061769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CR BOUND VS UNBOUND STATE ANALYSIS</text:p>
      <text:p text:style-name="P1"/>
      <text:p text:style-name="P1">PDB USED <text:s/>- <text:s/>1R8Q.PDB – BOUND STATE</text:p>
      <text:p text:style-name="P1"/>
      <text:p text:style-name="P1">nodes = 249</text:p>
      <text:p text:style-name="P1">average degree = 7.26104417671</text:p>
      <text:p text:style-name="P1">avg clustering coeff <text:s/>= 0.564308248646</text:p>
      <text:p text:style-name="P1">edges = 904</text:p>
      <text:p text:style-name="P1">average shortest path = 5.95203394222</text:p>
      <text:p text:style-name="P1"/>
      <text:p text:style-name="P1">BETWEENNESS CENTRALITY = </text:p>
      <text:p text:style-name="P1">[0, 0, 235, 21, 536, 876, 0, 329, 322, 0, 55, 407, 0, 155, 220, 158, 244, 482, 607, 392, 448, 222, 536, 424, 202, 0, 77, 247, 572, 98, 69, 282, 178, 205, 188, 254, 246, 818, 0, 279, 0, 434, 114, 220, 74, 232, 44, 375, 406, 876, 178, 233, 180, 269, 634, 413, 157, 353, 0, 206, 228, 332, 230, 268, 247, 273, 186, 233, 0, 345, 226, 65, 0, 585, 169, 73, 312, 404, 177, 263, 116, 613, 0, 284, 674, 299, 327, 199, 373, 386, 1006, 381, 541, 405, 526, 228, 0, 0, 136, 162, 16, 13, 1262, 253, 221, 98, 236, 76, 188, 0, 532, 38, 262, 0, 259, 669, 0, 32, 177, 590, 298, 251, 300, 408, 529, 389, 362, 85, 88, 8, 0, 13, 151, 87, 58, 649, 4, 23, 534, 248, 0, 70, 220, 216, 134, 0, 33, 451, 0, 11, 530, 73, 76, 40, 116, 488, 209, 364, 292, 296, 0, 0, 371, 0, 508, 116, 138, 38, 542, 98, 368, 96, 93, 403, 151, 152, 0, 401, 0, 137, 223, 277, 7, 91, 892, 166, 72, 673, 140, 255, 96, 79, 111, 589, 98, 41, 482, 220, 396, 242, 176, 555, 17, 681, 348, 0, 38, 158, 401, 102, 307, 8, 362, 194, 426, 0, 764, 371, 254, 237, 605, 140, 0, 0, 0, 119, 58, 134, 465, 15, 76, 228, 122, 33, 241, 170, 23, 38, 607, 437, 0, 39, 262, 170, 86, 160, 245, 492, 0, 0]</text:p>
      <text:p text:style-name="P1"/>
      <text:p text:style-name="P1">CLOSENESS CENTRALITY = </text:p>
      <text:p text:style-name="P1">[0, 0.0005614823133071309, 0.0006455777921239509, 0.0006501950585175553, 0.0006920415224913495, 0.0007183908045977011, 0.0006527415143603133, 0.0006775067750677507, 0.0006447453255963894, 0.0006365372374283895, 0.0005820721769499418, 0.0006222775357809583, 0.0005963029218843172, 0.0006591957811470006, 0.0006657789613848203, 0.0007342143906020558, 0.0007587253414264037, 0.000855431993156544, 0.0008865248226950354, 0.0009082652134423251, 0.0008976660682226212, 0.0009049773755656109, 0.00088261253309797, <text:soft-page-break/>0.0008064516129032258, 0.0007309941520467836, 0.0007047216349541931, 0.0006743088334457181, 0.0007656967840735069, 0.0007727975270479134, 0.0007692307692307692, 0.0006978367062107466, 0.0007127583749109052, 0.000724112961622013, 0.0007507507507507507, 0.000725689404934688, 0.000741839762611276, 0.0007320644216691069, 0.0007886435331230284, 0.0006988120195667365, 0.0007092198581560284, 0.0006863417982155113, 0.0006613756613756613, 0.0006009615384615385, 0.0006289308176100629, 0.0005777007510109763, 0.0006242197253433209, 0.0006035003017501509, 0.0006811989100817438, 0.0006557377049180328, 0.0007423904974016332, 0.0007347538574577516, 0.0007818608287724785, 0.0007867820613690008, 0.0008417508417508417, 0.000877963125548727, 0.0008460236886632825, 0.0008210180623973727, 0.0007757951900698216, 0.0007423904974016332, 0.0007587253414264037, 0.0008143322475570033, 0.0008726003490401396, 0.0008920606601248885, 0.0009074410163339383, 0.0008833922261484099, 0.000855431993156544, 0.0008116883116883117, 0.0007575757575757576, 0.000725689404934688, 0.0007052186177715092, 0.0006858710562414266, 0.0006949270326615705, 0.0006544502617801048, 0.0007102272727272727, 0.0007022471910112359, 0.0007032348804500703, 0.000725689404934688, 0.0007507507507507507, 0.0007535795026375283, 0.0007686395080707148, 0.000774593338497289, 0.0008264462809917355, 0.0008110300081103001, 0.0008244023083264633, 0.00088261253309797, 0.0008481764206955047, 0.00089126559714795, 0.0008673026886383347, 0.000881057268722467, 0.0008650519031141869, 0.00088261253309797, 0.0008, 0.00078064012490242, 0.000724112961622013, 0.0006906077348066298, 0.0006807351940095302, 0.0006242197253433209, 0.0006071645415907711, 0.0006418485237483953, 0.0006506180871828237, 0.0006514657980456026, 0.0006523157208088715, <text:soft-page-break/>0.000741839762611276, 0.0006821282401091405, 0.0006839945280437756, 0.0006839945280437756, 0.0007158196134574087, 0.0006807351940095302, 0.000683526999316473, 0.0006825938566552901, 0.0007457121551081282, 0.000657030223390276, 0.0007309941520467836, 0.0007178750897343862, 0.0007479431563201197, 0.0008285004142502071, 0.0007513148009015778, 0.0007886435331230284, 0.0008257638315441783, 0.0008019246190858059, 0.0008250825082508251, 0.0008012820512820513, 0.0008291873963515755, 0.0008116883116883117, 0.0008136696501220504, 0.0008, 0.000723589001447178, 0.0007137758743754461, 0.0006353240152477764, 0.0006238303181534623, 0.0005662514156285391, 0.0006067961165048543, 0.0006389776357827476, 0.0006430868167202572, 0.0006506180871828237, 0.000725689404934688, 0.0006325110689437065, 0.0006373486297004461, 0.0007067137809187279, 0.0006544502617801048, 0.0006345177664974619, 0.0006333122229259025, 0.0006626905235255136, 0.0005988023952095808, 0.0006097560975609756, 0.0005743825387708214, 0.0005747126436781609, 0.000625, 0.0006138735420503376, 0.0006176652254478073, 0.0007052186177715092, 0.0007057163020465773, 0.0007468259895444362, 0.0007692307692307692, 0.0007552870090634441, 0.0007733952049497294, 0.0007390983000739098, 0.000744047619047619, 0.0007246376811594203, 0.0007215007215007215, 0.0006501950585175553, 0.0006485084306095979, 0.0007132667617689016, 0.0006788866259334691, 0.000715307582260372, 0.0006882312456985547, 0.0006609385327164573, 0.000630119722747322, 0.0006915629322268327, 0.0006325110689437065, 0.0006501950585175553, 0.0006180469715698393, 0.0006180469715698393, 0.0006234413965087282, 0.0005834305717619603, 0.0005830903790087463, 0.0005824111822947001, 0.0005896226415094339, 0.0005333333333333334, 0.0005324813631522897, 0.0006882312456985547, 0.0006435006435006435, <text:soft-page-break/>0.0006038647342995169, 0.0006309148264984228, 0.000689655172413793, 0.0006493506493506494, 0.0006523157208088715, 0.0007002801120448179, 0.0006600660066006601, 0.0006605019815059445, 0.0006640106241699867, 0.000664451827242525, 0.0006510416666666666, 0.000693000693000693, 0.0006988120195667365, 0.0006609385327164573, 0.0006954102920723226, 0.0007052186177715092, 0.0007132667617689016, 0.000715307582260372, 0.0006934812760055479, 0.0007598784194528875, 0.0007267441860465116, 0.0008116883116883117, 0.0007451564828614009, 0.0007246376811594203, 0.0006743088334457181, 0.0006901311249137336, 0.0006724949562878278, 0.0006574621959237344, 0.0006329113924050633, 0.0006169031462060457, 0.0006743088334457181, 0.000691085003455425, 0.0006752194463200541, 0.0006657789613848203, 0.0007369196757553427, 0.0006983240223463687, 0.0006756756756756757, 0.0006277463904582549, 0.000676132521974307, 0.0006253908692933083, 0.0006195786864931846, 0.0005834305717619603, 0.0006157635467980296, 0.0006226650062266501, 0.0005773672055427252, 0.0005678591709256105, 0.0006056935190793458, 0.0005506607929515419, 0.0005602240896358543, 0.0006090133982947625, 0.0005707762557077625, 0.0005589714924538849, 0.0005820721769499418, 0.0005977286312014345, 0.0005737234652897303, 0.000574052812858783, 0.0006211180124223603, 0.0006269592476489029, 0.0005621135469364812, 0.0005621135469364812, 0.0006273525721455458, 0.0005861664712778429, 0.0005467468562055768, 0.0005724098454493417, 0.0005122950819672131, 0.00045392646391284613, 0.0004083299305839118, 0.0004083299305839118]</text:p>
      <text:p text:style-name="P1"/>
      <text:p text:style-name="P1"/>
      <text:p text:style-name="P1">PDB USED – 1RRF.PDB – UNBOUND STATE</text:p>
      <text:p text:style-name="P1"/>
      <text:p text:style-name="P1">nodes = 175</text:p>
      <text:p text:style-name="P1"><text:soft-page-break/>average degree = 7.37142857143</text:p>
      <text:p text:style-name="P1">avg clustering coeff <text:s/>= 0.561054945055</text:p>
      <text:p text:style-name="P1">edges = 645</text:p>
      <text:p text:style-name="P1">average shortest path = 4.62568144499</text:p>
      <text:p text:style-name="P1"/>
      <text:p text:style-name="P1">BETWEENNESS CENTRALITY = </text:p>
      <text:p text:style-name="P1">[0, 0, 147, 36, 386, 289, 78, 222, 227, 101, 0, 107, 156, 107, 32, 103, 155, 339, 427, 267, 460, 183, 505, 440, 184, 0, 94, 269, 172, 341, 85, 186, 239, 0, 62, 108, 304, 81, 413, 107, 48, 158, 51, 88, 46, 354, 0, 4, 0, 0, 3, 481, 266, 239, 113, 319, 237, 0, 0, 380, 117, 129, 199, 132, 206, 272, 44, 584, 0, 489, 0, 0, 27, 151, 300, 41, 0, 0, 236, 294, 0, 43, 468, 220, 116, 310, 239, 280, 386, 267, 334, 297, 211, 137, 0, 11, 173, 63, 11, 18, 866, 276, 62, 434, 136, 103, 0, 87, 298, 45, 47, 0, 26, 453, 0, 31, 158, 403, 214, 489, 178, 261, 398, 393, 322, 76, 56, 19, 0, 24, 137, 110, 11, 685, 53, 118, 118, 165, 0, 0, 340, 194, 124, 0, 37, 260, 0, 13, 358, 57, 12, 10, 72, 239, 80, 452, 217, 194, 0, 0, 154, 0, 238, 61, 161, 19, 221, 37, 193, 16, 804, 308, 0, </text:p>
      <text:p text:style-name="P1">0, 0, 33]</text:p>
      <text:p text:style-name="P1"/>
      <text:p text:style-name="P1">CLOSENESS CENTRALITY = </text:p>
      <text:p text:style-name="P1">[0, 0.0009074410163339383, 0.0010482180293501049, 0.001075268817204301, 0.001184834123222749, 0.0011614401858304297, 0.0011074197120708748, 0.001183431952662722, 0.0011534025374855825, 0.0010718113612004287, 0.0010384215991692627, 0.0010460251046025104, 0.0010893246187363835, 0.001072961373390558, 0.0010787486515641855, 0.0011337868480725624, 0.001215066828675577, 0.0013440860215053765, 0.0014285714285714286, 0.0015128593040847202, 0.0016155088852988692, 0.001607717041800643, 0.0016863406408094434, 0.0016313213703099511, 0.0014641288433382138, 0.0013774104683195593, 0.0013679890560875513, 0.0014858841010401188, 0.001321003963011889, 0.0014326647564469914, 0.0012285012285012285, 0.0012674271229404308, 0.0013315579227696406, 0.0013003901170351106, 0.0011792452830188679, 0.0012468827930174563, 0.0012674271229404308, 0.001201923076923077, 0.0012578616352201257, 0.0012406947890818859, 0.0011862396204033216, <text:soft-page-break/>0.0012239902080783353, 0.001201923076923077, 0.0011574074074074073, 0.0011325028312570782, 0.0010905125408942203, 0.0010615711252653928, 0.0009216589861751152, 0.0009216589861751152, 0.0010416666666666667, 0.0010787486515641855, 0.0012626262626262627, 0.0013089005235602095, 0.0013440860215053765, 0.001326259946949602, 0.0013192612137203166, 0.0012919896640826874, 0.0012033694344163659, 0.0011198208286674132, 0.0012422360248447205, 0.0012853470437017994, 0.0013477088948787063, 0.001422475106685633, 0.001451378809869376, 0.0015151515151515152, 0.0015015015015015015, 0.0014367816091954023, 0.0015105740181268882, 0.0013333333333333333, 0.0012165450121654502, 0.0010131712259371835, 0.0010141987829614604, 0.0010256410256410256, 0.0012239902080783353, 0.0010471204188481676, 0.000966183574879227, 0.000966183574879227, 0.000966183574879227, 0.0010224948875255625, 0.0012077294685990338, 0.0011547344110854503, 0.0012658227848101266, 0.0014245014245014246, 0.001451378809869376, 0.001524390243902439, 0.0016420361247947454, 0.0016722408026755853, 0.0017064846416382253, 0.0016835016835016834, 0.001610305958132045, 0.0014144271570014145, 0.00141643059490085, 0.0012360939431396785, 0.0012091898428053204, 0.001128668171557562, 0.0010857763300760044, 0.0012033694344163659, 0.0012300123001230013, 0.0012135922330097086, 0.0012594458438287153, 0.001466275659824047, 0.001321003963011889, 0.001282051282051282, 0.001375515818431912, 0.0013351134846461949, 0.0012360939431396785, 0.001201923076923077, 0.0012004801920768306, 0.001256281407035176, 0.0010964912280701754, 0.0011668611435239206, 0.0011198208286674132, 0.0011025358324145535, 0.0013227513227513227, 0.0012360939431396785, 0.0013245033112582781, 0.0014265335235378032, 0.0014992503748125937, 0.0015503875968992248, <text:soft-page-break/>0.001639344262295082, 0.001610305958132045, 0.0016129032258064516, 0.001607717041800643, 0.0015698587127158557, 0.0013717421124828531, 0.0013513513513513514, 0.0011494252873563218, 0.0011312217194570137, 0.0010298661174047373, 0.0010570824524312897, 0.0012121212121212121, 0.0012330456226880395, 0.0011737089201877935, 0.0013908205841446453, 0.0011655011655011655, 0.001177856301531213, 0.0012254901960784314, 0.0012239902080783353, 0.0011185682326621924, 0.0010893246187363835, 0.0012121212121212121, 0.0011086474501108647, 0.0011507479861910242, 0.0010245901639344263, 0.0010256410256410256, 0.0011261261261261261, 0.0010672358591248667, 0.001098901098901099, 0.0012484394506866417, 0.0012738853503184713, 0.0013774104683195593, 0.0014492753623188406, 0.0014727540500736377, 0.001488095238095238, 0.001445086705202312, 0.0014814814814814814, 0.0013477088948787063, 0.0013850415512465374, 0.0011695906432748538, 0.0011641443538998836, 0.001314060446780552, 0.0012674271229404308, 0.0013513513513513514, 0.00129366106080207, 0.0012300123001230013, 0.0011806375442739079, 0.0013175230566534915, 0.0012642225031605564, 0.0012658227848101266, 0.0012195121951219512, 0.0013986013986013986, 0.0012610340479192938, 0.0011904761904761906, 0.0011876484560570072, 0.001184834123222749, 0.0010799136069114472]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4:16:08.325223148</meta:creation-date>
    <dc:date>2016-06-23T14:19:37.409603497</dc:date>
    <meta:editing-duration>P0D</meta:editing-duration>
    <meta:editing-cycles>1</meta:editing-cycles>
    <meta:document-statistic meta:table-count="0" meta:image-count="0" meta:object-count="0" meta:page-count="7" meta:paragraph-count="22" meta:word-count="921" meta:character-count="12007" meta:non-whitespace-character-count="11087"/>
    <meta:generator>LibreOffice/4.2.8.2$Linux_X86_64 LibreOffice_project/420m0$Build-2</meta:generator>
  </office:meta>
</office:document-meta>
</file>